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ly Family STE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ctober 10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group: <text:s/></text:p>
                <text:list>
                  <text:list-item>
                    <text:p>What went right?</text:p>
                  </text:list-item>
                  <text:list-item>
                    <text:p>What went wrong?</text:p>
                  </text:list-item>
                </text:list>
              </text:list-item>
              <text:list-item>
                <text:p>STEM: <text:s/>M is for Math</text:p>
              </text:list-item>
              <text:list-item>
                <text:p>Key topics today: <text:s/></text:p>
                <text:list>
                  <text:list-item>
                    <text:p>Basic measurements</text:p>
                    <text:list>
                      <text:list-item>
                        <text:p>Time (seconds)</text:p>
                      </text:list-item>
                      <text:list-item>
                        <text:p>Length (meters)</text:p>
                      </text:list-item>
                      <text:list-item>
                        <text:p>Mass (grams)</text:p>
                      </text:list-item>
                      <text:list-item>
                        <text:p>Force (Newtons or mass x acceleration)</text:p>
                      </text:list-item>
                    </text:list>
                  </text:list-item>
                  <text:list-item>
                    <text:p>Ratio’s</text:p>
                    <text:list>
                      <text:list-item>
                        <text:p>A pair of values expressed as a fraction or percentage</text:p>
                      </text:list-item>
                      <text:list-item>
                        <text:p>50% less force</text:p>
                      </text:list-item>
                      <text:list-item>
                        <text:p>3/1 length incr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lley vide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youtube.com/watch?v=r3Ru1zZjvug" xlink:type="simple">https://www.youtube.com/watch?v=r3Ru1zZjvug</text:a></text:p>
              </text:list-item>
              <text:list-item>
                <text:p>Questions</text:p>
                <text:list>
                  <text:list-item>
                    <text:p>Where there any fundamental errors made?</text:p>
                  </text:list-item>
                  <text:list-item>
                    <text:p>Why was there a reduction in force for</text:p>
                    <text:list>
                      <text:list-item>
                        <text:p>Single pulley</text:p>
                      </text:list-item>
                      <text:list-item>
                        <text:p>Multiple pulley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ay’s objec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duce the amount of force needed to lift the tennis ball by at least 50%</text:p>
              </text:list-item>
              <text:list-item>
                <text:p>STEM: <text:s/>T is for Technology</text:p>
                <text:list>
                  <text:list-item>
                    <text:p>New Groups</text:p>
                  </text:list-item>
                  <text:list-item>
                    <text:p>Group number generator:</text:p>
                  </text:list-item>
                  <text:list-item>
                    <text:p><text:span text:style-name="T1">http://www.moosewareinc.com/holy-family/team-members.ph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21:22:12.284000000</meta:creation-date>
    <dc:date>2016-10-14T05:57:25.861000000</dc:date>
    <meta:editing-duration>PT19M21S</meta:editing-duration>
    <meta:editing-cycles>5</meta:editing-cycles>
    <meta:generator>LibreOffice/5.2.0.4$Windows_x86 LibreOffice_project/066b007f5ebcc236395c7d282ba488bca6720265</meta:generator>
    <meta:document-statistic meta:object-count="37"/>
  </office:meta>
</office:document-meta>
</file>